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0">
  <office:automatic-styles>
    <style:style style:name="sdm.bold" style:family="table-cell" style:parent-style-name="Default">
      <style:text-properties fo:font-weight="bold"/>
    </style:style>
  </office:automatic-styles>
  <office:body>
    <office:spreadsheet>
      <table:table table:name="Interface">
        <table:table-row>
          <table:table-cell office:value-type="string" table:style-name="sdm.bold">
            <text:p>Name</text:p>
          </table:table-cell>
          <table:table-cell office:value-type="string" table:style-name="sdm.bold">
            <text:p>NumOps</text:p>
          </table:table-cell>
          <table:table-cell office:value-type="string" table:style-name="sdm.bold">
            <text:p>EC_Attr</text:p>
          </table:table-cell>
          <table:table-cell office:value-type="string" table:style-name="sdm.bold">
            <text:p>EC_Par</text:p>
          </table:table-cell>
          <table:table-cell office:value-type="string" table:style-name="sdm.bold">
            <text:p>IC_Par</text:p>
          </table:table-cell>
          <table:table-cell office:value-type="string" table:style-name="sdm.bold">
            <text:p>Assoc</text:p>
          </table:table-cell>
          <table:table-cell office:value-type="string" table:style-name="sdm.bold">
            <text:p>NumDirClients</text:p>
          </table:table-cell>
          <table:table-cell office:value-type="string" table:style-name="sdm.bold">
            <text:p>NumIndClients</text:p>
          </table:table-cell>
          <table:table-cell office:value-type="string" table:style-name="sdm.bold">
            <text:p>NumAnc</text:p>
          </table:table-cell>
          <table:table-cell office:value-type="string" table:style-name="sdm.bold">
            <text:p>NumDesc</text:p>
          </table:table-cell>
          <table:table-cell office:value-type="string" table:style-name="sdm.bold">
            <text:p>Diags</text:p>
          </table:table-cell>
        </table:table-row>
        <table:table-row>
          <table:table-cell office:value-type="string">
            <text:p>SDMetrics.com.sdmetrics.app.DataTable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.StronglyConnectedComponents.Grap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.XMIReader.ProgressMessageHandl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4">24.02.2008</text:date>, <text:time>08:01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SDMetrics</meta:initial-creator>
    <dc:creator>SDMetrics</dc:creator>
    <dc:language>en-US</dc:language>
  </office:meta>
</office:document-meta>
</file>